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ytuł" style:master-page-name="MP0" style:family="paragraph">
      <style:paragraph-properties fo:break-before="page" fo:text-align="center"/>
    </style:style>
    <style:style style:name="P3" style:parent-style-name="Normalny" style:family="paragraph">
      <style:paragraph-properties fo:break-before="page" fo:text-align="start" fo:margin-top="0in" fo:margin-bottom="0.1111in" fo:line-height="107%"/>
    </style:style>
    <style:style style:name="T4" style:parent-style-name="Domyślnaczcionkaakapitu" style:family="text">
      <style:text-properties style:font-name="Times New Roman" style:font-name-complex="Times New Roman" style:use-window-font-color="true"/>
    </style:style>
    <style:style style:name="P5" style:parent-style-name="Spistreści1" style:family="paragraph">
      <style:paragraph-properties>
        <style:tab-stops>
          <style:tab-stop style:type="right" style:leader-style="dotted" style:leader-text="." style:position="5.8979in"/>
        </style:tab-stops>
      </style:paragraph-properties>
    </style:style>
    <style:style style:name="P6" style:parent-style-name="Spistreści1" style:family="paragraph">
      <style:paragraph-properties>
        <style:tab-stops>
          <style:tab-stop style:type="right" style:leader-style="dotted" style:leader-text="." style:position="5.8979in"/>
        </style:tab-stops>
      </style:paragraph-properties>
    </style:style>
    <style:style style:name="P7" style:parent-style-name="Spistreści1" style:family="paragraph">
      <style:paragraph-properties>
        <style:tab-stops>
          <style:tab-stop style:type="right" style:leader-style="dotted" style:leader-text="." style:position="5.8979in"/>
        </style:tab-stops>
      </style:paragraph-properties>
    </style:style>
    <style:style style:name="P8" style:parent-style-name="Spistreści2" style:family="paragraph">
      <style:paragraph-properties>
        <style:tab-stops>
          <style:tab-stop style:type="right" style:leader-style="dotted" style:leader-text="." style:position="5.7312in"/>
        </style:tab-stops>
      </style:paragraph-properties>
    </style:style>
    <style:style style:name="P9" style:parent-style-name="Spistreści2" style:family="paragraph">
      <style:paragraph-properties>
        <style:tab-stops>
          <style:tab-stop style:type="right" style:leader-style="dotted" style:leader-text="." style:position="5.7312in"/>
        </style:tab-stops>
      </style:paragraph-properties>
    </style:style>
    <style:style style:name="P10" style:parent-style-name="Spistreści2" style:family="paragraph">
      <style:paragraph-properties>
        <style:tab-stops>
          <style:tab-stop style:type="right" style:leader-style="dotted" style:leader-text="." style:position="5.7312in"/>
        </style:tab-stops>
      </style:paragraph-properties>
    </style:style>
    <style:style style:name="P11" style:parent-style-name="Spistreści1" style:family="paragraph">
      <style:paragraph-properties>
        <style:tab-stops>
          <style:tab-stop style:type="right" style:leader-style="dotted" style:leader-text="." style:position="5.8979in"/>
        </style:tab-stops>
      </style:paragraph-properties>
    </style:style>
    <style:style style:name="P12" style:parent-style-name="Spistreści1" style:family="paragraph">
      <style:paragraph-properties>
        <style:tab-stops>
          <style:tab-stop style:type="right" style:leader-style="dotted" style:leader-text="." style:position="5.8979in"/>
        </style:tab-stops>
      </style:paragraph-properties>
    </style:style>
    <style:style style:name="P13" style:parent-style-name="Spistreści1" style:family="paragraph">
      <style:paragraph-properties>
        <style:tab-stops>
          <style:tab-stop style:type="right" style:leader-style="dotted" style:leader-text="." style:position="5.8979in"/>
        </style:tab-stops>
      </style:paragraph-properties>
    </style:style>
  </office:automatic-styles>
  <office:body>
    <office:text text:use-soft-page-breaks="true">
      <text:p text:style-name="P1">Tracker GPS</text:p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P3"/>
      <text:p text:style-name="Nagłówekspisutreści"><text:span text:style-name="T4">Spis treści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pistreści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pistreści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Toc121486935" office:target-frame-name="_top" xlink:show="replace"><text:span text:style-name="Hiperłącze">Wstęp</text:span><text:tab/>3</text:a></text:p>
          <text:p text:style-name="P6"><text:a xlink:href="#_Toc121486936" office:target-frame-name="_top" xlink:show="replace"><text:span text:style-name="Hiperłącze">Założenia projektu</text:span><text:tab/>3</text:a></text:p>
          <text:p text:style-name="P7"><text:a xlink:href="#_Toc121486937" office:target-frame-name="_top" xlink:show="replace"><text:span text:style-name="Hiperłącze">Projektowanie rozwiązania</text:span><text:tab/>4</text:a></text:p>
          <text:p text:style-name="P8"><text:a xlink:href="#_Toc121486938" office:target-frame-name="_top" xlink:show="replace"><text:span text:style-name="Hiperłącze">Środowisko</text:span><text:tab/>4</text:a></text:p>
          <text:p text:style-name="P9"><text:a xlink:href="#_Toc121486939" office:target-frame-name="_top" xlink:show="replace"><text:span text:style-name="Hiperłącze">Wybór frameworku</text:span><text:tab/>4</text:a></text:p>
          <text:p text:style-name="P10"><text:a xlink:href="#_Toc121486940" office:target-frame-name="_top" xlink:show="replace"><text:span text:style-name="Hiperłącze">Środowisko developerskie</text:span><text:tab/>4</text:a></text:p>
          <text:p text:style-name="P11"><text:a xlink:href="#_Toc121486941" office:target-frame-name="_top" xlink:show="replace"><text:span text:style-name="Hiperłącze">Omówienie implementacji</text:span><text:tab/>4</text:a></text:p>
          <text:p text:style-name="P12"><text:a xlink:href="#_Toc121486942" office:target-frame-name="_top" xlink:show="replace"><text:span text:style-name="Hiperłącze">Testy aplikacji</text:span><text:tab/>4</text:a></text:p>
          <text:p text:style-name="P13"><text:a xlink:href="#_Toc121486943" office:target-frame-name="_top" xlink:show="replace"><text:span text:style-name="Hiperłącze">Dalsze możliwości rozwoju</text:span><text:tab/>4</text:a></text:p>
        </text:index-body>
      </text:table-of-content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h text:style-name="Nagłówek1" text:outline-level="1"><text:bookmark-start text:name="_Toc121486935"/><text:soft-page-break/>Wstęp<text:bookmark-end text:name="_Toc121486935"/></text:h>
      <text:p text:style-name="Normalny">Boilerplateetete</text:p>
      <text:h text:style-name="Nagłówek1" text:outline-level="1"><text:bookmark-start text:name="_Toc121486936"/>Założenia projektu<text:bookmark-end text:name="_Toc121486936"/></text:h>
      <text:p text:style-name="Normalny">blablla</text:p>
      <text:h text:style-name="Nagłówek1" text:outline-level="1"><text:bookmark-start text:name="_Toc121486937"/>Projektowanie rozwiązania<text:bookmark-end text:name="_Toc121486937"/></text:h>
      <text:h text:style-name="Nagłówek2" text:outline-level="2"><text:bookmark-start text:name="_Toc121486938"/>Środowisko<text:bookmark-end text:name="_Toc121486938"/></text:h>
      <text:h text:style-name="Nagłówek2" text:outline-level="2"><text:bookmark-start text:name="_Toc121486939"/>Wybór frameworku<text:bookmark-end text:name="_Toc121486939"/></text:h>
      <text:h text:style-name="Nagłówek2" text:outline-level="2"><text:bookmark-start text:name="_Toc121486940"/>Środowisko developerskie<text:bookmark-end text:name="_Toc121486940"/></text:h>
      <text:h text:style-name="Nagłówek1" text:outline-level="1"><text:bookmark-start text:name="_Toc121486941"/>Omówienie implementacji<text:bookmark-end text:name="_Toc121486941"/></text:h>
      <text:h text:style-name="Nagłówek1" text:outline-level="1"><text:bookmark-start text:name="_Toc121486942"/>Testy aplikacji<text:bookmark-end text:name="_Toc121486942"/></text:h>
      <text:h text:style-name="Nagłówek1" text:outline-level="1"><text:bookmark-start text:name="_Toc121486943"/>Dalsze możliwości rozwoju<text:bookmark-end text:name="_Toc121486943"/></text:h>
      <text:h text:style-name="Nagłówek1" text:outline-level="1">Podsumowanie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/>
      <style:text-properties style:font-name="Arial" style:font-name-asian="Times New Roman" style:font-name-complex="Times New Roman" fo:font-weight="bold" style:font-weight-asian="bold" fo:font-size="16pt" style:font-size-asian="16pt" style:font-size-complex="16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/>
      <style:text-properties style:font-name="Arial" style:font-name-asian="Times New Roman" style:font-name-complex="Times New Roman" fo:font-weight="bold" style:font-weight-asian="bold" fo:font-style="italic" style:font-style-asian="italic" fo:font-size="14pt" style:font-size-asian="14pt" style:font-size-complex="13pt" fo:hyphenate="false"/>
    </style:style>
    <style:style style:name="Normalny" style:display-name="Normalny" style:family="paragraph">
      <style:paragraph-properties fo:text-align="justify" fo:margin-top="0.1666in" fo:margin-bottom="0.1666in" fo:line-height="150%"/>
      <style:text-properties style:font-name="Times New Roman" fo:font-size="12pt" style:font-size-asian="12pt"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Arial" style:font-name-asian="Times New Roman" style:font-name-complex="Times New Roman" fo:font-weight="bold" style:font-weight-asian="bold" fo:font-size="16pt" style:font-size-asian="16pt" style:font-size-complex="16pt"/>
    </style:style>
    <style:style style:name="Nagłówek2Znak" style:display-name="Nagłówek 2 Znak" style:family="text" style:parent-style-name="Domyślnaczcionkaakapitu">
      <style:text-properties style:font-name="Arial" style:font-name-asian="Times New Roman" style:font-name-complex="Times New Roman" fo:font-weight="bold" style:font-weight-asian="bold" fo:font-style="italic" style:font-style-asian="italic" fo:font-size="14pt" style:font-size-asian="14pt" style:font-size-complex="13pt"/>
    </style:style>
    <style:style style:name="Nagłowek3" style:display-name="Nagłowek 3" style:family="paragraph" style:parent-style-name="Nagłówek2" style:next-style-name="Normalny" style:default-outline-level="2">
      <style:text-properties fo:font-style="normal" style:font-style-asian="normal" fo:font-size="13pt" style:font-size-asian="13pt" fo:hyphenate="false"/>
    </style:style>
    <style:style style:name="Tytuł" style:display-name="Tytuł" style:family="paragraph" style:parent-style-name="Normalny" style:next-style-name="Normalny">
      <style:paragraph-properties style:contextual-spacing="true" fo:margin-top="0in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Nagłowek3Znak" style:display-name="Nagłowek 3 Znak" style:family="text" style:parent-style-name="Nagłówek2Znak">
      <style:text-properties style:font-name="Arial" style:font-name-asian="Times New Roman" style:font-name-complex="Times New Roman" fo:font-weight="bold" style:font-weight-asian="bold" fo:font-style="normal" style:font-style-asian="normal" fo:font-size="13pt" style:font-size-asian="13pt" style:font-size-complex="13pt"/>
    </style:style>
    <style:style style:name="TytułZnak" style:display-name="Tytuł Znak" style:family="text" style:parent-style-name="Domyślnaczcionkaakapitu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Nagłówek" style:display-name="Nagłówek" style:family="paragraph" style:parent-style-name="Normalny">
      <style:paragraph-properties fo:margin-top="0in"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NagłówekZnak" style:display-name="Nagłówek Znak" style:family="text" style:parent-style-name="Domyślnaczcionkaakapitu">
      <style:text-properties style:font-name="Times New Roman" fo:font-size="12pt" style:font-size-asian="12pt"/>
    </style:style>
    <style:style style:name="Stopka" style:display-name="Stopka" style:family="paragraph" style:parent-style-name="Normalny">
      <style:paragraph-properties fo:margin-top="0in"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topkaZnak" style:display-name="Stopka Znak" style:family="text" style:parent-style-name="Domyślnaczcionkaakapitu">
      <style:text-properties style:font-name="Times New Roman" fo:font-size="12pt" style:font-size-asian="12pt"/>
    </style:style>
    <style:style style:name="Nagłówekspisutreści" style:display-name="Nagłówek spisu treści" style:family="paragraph" style:parent-style-name="Nagłówek1" style:next-style-name="Normalny">
      <style:paragraph-properties fo:text-align="start" fo:margin-bottom="0in" fo:line-height="107%"/>
      <style:text-properties style:font-name="Calibri Light" fo:font-weight="normal" style:font-weight-asian="normal" fo:color="#2F5496" style:language-asian="pl" style:country-asian="PL" fo:hyphenate="false"/>
    </style:style>
    <style:style style:name="Spistreści1" style:display-name="Spis treści 1" style:family="paragraph" style:parent-style-name="Normalny" style:next-style-name="Normalny" style:auto-update="true">
      <style:paragraph-properties fo:margin-bottom="0.0694in"/>
      <style:text-properties fo:hyphenate="false"/>
    </style:style>
    <style:style style:name="Spistreści2" style:display-name="Spis treści 2" style:family="paragraph" style:parent-style-name="Normalny" style:next-style-name="Normalny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Hiperłącze" style:display-name="Hiperłącze" style:family="text" style:parent-style-name="Domyślnaczcionkaakapitu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23in" fo:margin-left="0.9847in" fo:margin-bottom="0.4923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Stopka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Stopk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elnik</meta:initial-creator>
    <dc:creator>mielnik</dc:creator>
    <meta:creation-date>2022-12-09T12:45:00Z</meta:creation-date>
    <dc:date>2022-12-09T13:02:00Z</dc:date>
    <meta:template xlink:href="Normal" xlink:type="simple"/>
    <meta:editing-cycles>2</meta:editing-cycles>
    <meta:editing-duration>PT960S</meta:editing-duration>
    <meta:document-statistic meta:page-count="3" meta:paragraph-count="2" meta:word-count="150" meta:character-count="1053" meta:row-count="7" meta:non-whitespace-character-count="905"/>
  </office:meta>
</office:document-meta>
</file>